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0721"/>
    </style:style>
    <style:style style:name="T1" style:family="text">
      <style:text-properties officeooo:rsid="001607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Use the file "how-it-works.html" in this project as the EXACT visual and styling reference for this page.</text:span></text:p>
      <text:p text:style-name="Text_20_body">Use the EXACT same code FOR style and visual treatment from that file for the page design, including:</text:p>
      <text:p text:style-name="Text_20_body">EXACT color codes<text:line-break/>EXACT gradient codes<text:line-break/>EXACT glow effect codes<text:line-break/>EXACT shadow codes<text:line-break/>EXACT depth codes<text:line-break/>EXACT 3D layering codes<text:line-break/>EXACT lighting effect codes<text:line-break/>EXACT background treatment codes<text:line-break/>EXACT background blur codes<text:line-break/>EXACT vignette codes<text:line-break/>EXACT texture codes<text:line-break/>EXACT visual noise codes<text:line-break/>EXACT typography codes<text:line-break/>EXACT font weight codes<text:line-break/>EXACT font spacing codes<text:line-break/>EXACT text glow codes<text:line-break/>EXACT text highlight codes<text:line-break/>EXACT button styling codes<text:line-break/>EXACT button gradient codes<text:line-break/>EXACT button hover effect codes<text:line-break/>EXACT button shadow codes<text:line-break/>EXACT border codes<text:line-break/>EXACT border glow codes<text:line-break/>EXACT edge lighting codes<text:line-break/>EXACT card styling codes<text:line-break/>EXACT card shadow codes<text:line-break/>EXACT card hover lift codes<text:line-break/>EXACT spacing system codes, while still allowing spacing to adapt correctly to different content lengths and graphics<text:line-break/>EXACT layout structure codes<text:line-break/>EXACT responsiveness codes<text:line-break/>EXACT animation codes<text:line-break/>EXACT transition codes<text:line-break/>EXACT motion behavior codes<text:line-break/>EXACT floating effect codes<text:line-break/>EXACT premium dark 3D appearance codes</text:p>
      <text:p text:style-name="Text_20_body"><text:soft-page-break/>Use the EXACT same header structure <text:span text:style-name="T1">code</text:span>, EXACT navigation behavior <text:span text:style-name="T1">code</text:span>, EXACT layout flow <text:span text:style-name="T1">code</text:span>, and EXACT footer structure<text:span text:style-name="T1">code</text:span> as in "how-it-works.html" <text:span text:style-name="T1">page code</text:span>.</text:p>
      <text:p text:style-name="Text_20_body">Do NOT create a new design direction.<text:line-break/>Do NOT simplify or flatten the design.<text:line-break/>Do NOT approximate anything.<text:line-break/>Use the EXACT visual system and EXACT design behavior codes from the How It Works page.</text:p>
      <text:p text:style-name="Horizontal_20_Line"/>
      <text:p text:style-name="Text_20_body">Create a custom blog system for Results Smart.</text:p>
      <text:p text:style-name="Text_20_body">This must be a custom-built blog, NOT a default template.</text:p>
      <text:p text:style-name="Text_20_body">The design must feel like a natural extension of the existing site using the EXACT same design system.</text:p>
      <text:p text:style-name="Horizontal_20_Line"/>
      <text:p text:style-name="Text_20_body">STYLE</text:p>
      <text:p text:style-name="P1">• Use the EXACT dark theme codes from the How It Works page<text:line-break/>• Use the EXACT background color codes and EXACT background gradient codes from the How It Works page<text:line-break/>• Use the EXACT text color codes and EXACT contrast behavior codes from the How It Works page<text:line-break/>• Use the EXACT layout width codes and EXACT alignment codes from the How It Works page<text:line-break/>• Use a clean, centered layout<text:line-break/>• Use strong but controlled spacing between sections<text:line-break/>• Use the EXACT typography system codes for readability from the How It Works page<text:line-break/>• Use subtle hover effects using the EXACT glow effect codes and EXACT lift behavior codes from the How It Works page<text:line-break/>• Use a card-based layout for blog posts <text:line-break/>• Maintain the EXACT responsiveness across desktop and mobile<text:line-break/>• Use the EXACT same header and EXACT same footer from the How It Works page</text:p>
      <text:p text:style-name="Horizontal_20_Line"/>
      <text:p text:style-name="Text_20_body">TONE</text:p>
      <text:p text:style-name="Text_20_body">• Clear<text:line-break/>• Informative<text:line-break/>• Direct<text:line-break/>• Professional<text:line-break/>• Written for small business owners<text:line-break/>• No fluff or hype</text:p>
      <text:p text:style-name="Horizontal_20_Line"/>
      <text:p text:style-name="Text_20_body">SECTION 1: HEADER</text:p>
      <text:p text:style-name="Text_20_body">Headline: Insights To Help You Capture More Customers</text:p>
      <text:p text:style-name="Text_20_body"><text:soft-page-break/>Subheadline: Simple strategies and real-world insights to help your business respond faster, capture more opportunities, and convert more leads.</text:p>
      <text:p text:style-name="Text_20_body">Keep this section clean, centered, and visually aligned using the EXACT spacing codes, EXACT typography codes, and EXACT layout system codes from the How It Works page.</text:p>
      <text:p text:style-name="Horizontal_20_Line"/>
      <text:p text:style-name="Text_20_body">SECTION 2: BLOG GRID</text:p>
      <text:p text:style-name="Text_20_body">Display blog posts in a structured grid layout.</text:p>
      <text:p text:style-name="Text_20_body">Layout: • 3 columns on desktop<text:line-break/>• 1 column on mobile<text:line-break/>• EXACT spacing between cards</text:p>
      <text:p text:style-name="Text_20_body">Each blog card should include: • Blog title<text:line-break/>• Short summary (1–2 lines max)<text:line-break/>• Category label (optional but recommended)<text:line-break/>• Featured image (if available)<text:line-break/>• Entire card clickable OR “Read More”</text:p>
      <text:p text:style-name="Text_20_body">Design rules: • Use the EXACT card styling codes from the design system<text:line-break/>• Use the EXACT shadow codes and EXACT depth codes<text:line-break/>• Use the EXACT hover effect codes, including lift and glow<text:line-break/>• Maintain consistent card sizes<text:line-break/>• Keep text concise and readable<text:line-break/>• Do NOT clutter cards</text:p>
      <text:p text:style-name="Text_20_body">Example placeholder posts: • Why Most Businesses Lose Leads Before They Respond<text:line-break/>• How Fast Response Time Impacts Your Revenue<text:line-break/>• Simple Ways To Capture More Leads From Your Website<text:line-break/>• What Happens When You Miss Calls And Messages<text:line-break/>• How To Turn Website Visitors Into Customers</text:p>
      <text:p text:style-name="Horizontal_20_Line"/>
      <text:p text:style-name="Text_20_body">SECTION 3: BLOG CTA (BOTTOM)</text:p>
      <text:p text:style-name="Text_20_body">Headline: Want Help Improving This In Your Business?</text:p>
      <text:p text:style-name="Text_20_body">Subtext: See exactly how your current setup is performing and where opportunities are being missed.</text:p>
      <text:p text:style-name="Text_20_body">Buttons: • Primary: Book A Demo → /demo<text:line-break/>• Secondary: Get Free Report → /online-visibility</text:p>
      <text:p text:style-name="Text_20_body">Use the EXACT button styling codes, EXACT gradient codes, EXACT glow effect codes, EXACT spacing codes, and EXACT layout codes from the How It Works page.</text:p>
      <text:p text:style-name="Text_20_body">Keep this section clean, balanced, and not overly aggressive.</text:p>
      <text:p text:style-name="Horizontal_20_Line"/>
      <text:p text:style-name="Text_20_body"><text:soft-page-break/>CMS / BLOG SYSTEM REQUIREMENTS</text:p>
      <text:p text:style-name="Text_20_body">Build this blog using a custom CMS-powered system (Sanity).</text:p>
      <text:p text:style-name="Text_20_body">Structure: • Blog index page: /blog<text:line-break/>• Individual blog posts: /blog/[slug]</text:p>
      <text:p text:style-name="Text_20_body">Each blog post must support: • Title<text:line-break/>• Slug (auto-generated)<text:line-break/>• Publish date<text:line-break/>• Short excerpt<text:line-break/>• Featured image<text:line-break/>• Body content (rich text)<text:line-break/>• Category<text:line-break/>• SEO title<text:line-break/>• SEO description<text:line-break/>• CTA selection</text:p>
      <text:p text:style-name="Text_20_body">Functionality: • Blog page automatically displays all posts<text:line-break/>• New posts can be added without redesign<text:line-break/>• Each post uses a consistent template<text:line-break/>• Clicking a card opens full post<text:line-break/>• Maintain EXACT styling codes across all posts</text:p>
      <text:p text:style-name="Horizontal_20_Line"/>
      <text:p text:style-name="Text_20_body">POST PAGE REQUIREMENTS</text:p>
      <text:p text:style-name="P1">Each blog post page should include: • Title<text:line-break/>• Featured image<text:line-break/>• Clean readable layout<text:line-break/>• Proper spacing for long-form content<text:line-break/>• EXACT typography system codes<text:line-break/>• EXACT spacing system codes<text:line-break/>• EXACT header and EXACT footer from the How It Works page</text:p>
      <text:p text:style-name="Text_20_body">Bottom CTA: • Book A Demo → /demo<text:line-break/>• Get Free Report → /online-visibility</text:p>
      <text:p text:style-name="Horizontal_20_Line"/>
      <text:p text:style-name="Text_20_body">ADDITIONAL REQUIREMENTS</text:p>
      <text:p text:style-name="Text_20_body">• Support draft preview before publishing<text:line-break/>• Maintain fast load speeds<text:line-break/>• Keep layout simple and structured<text:line-break/>• Do NOT add unnecessary features</text:p>
      <text:p text:style-name="Horizontal_20_Line"/>
      <text:p text:style-name="Text_20_body"><text:soft-page-break/>IMPORTANT RULES</text:p>
      <text:p text:style-name="Text_20_body">• Do NOT overdesign<text:line-break/>• Do NOT add extra sections<text:line-break/>• Do NOT clutter the layout<text:line-break/>• Keep everything easy to scan<text:line-break/>• Maintain EXACT consistency with the main website<text:line-break/>• Prioritize clarity and usability over unnecessary effect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20:44:31.856905000</meta:creation-date>
    <dc:date>2026-04-04T15:23:20.613099500</dc:date>
    <meta:editing-duration>PT44M35S</meta:editing-duration>
    <meta:editing-cycles>5</meta:editing-cycles>
    <meta:generator>LibreOffice/26.2.1.2$Windows_X86_64 LibreOffice_project/620$Build-2</meta:generator>
    <meta:document-statistic meta:table-count="0" meta:image-count="0" meta:object-count="0" meta:page-count="5" meta:paragraph-count="40" meta:word-count="962" meta:character-count="5713" meta:non-whitespace-character-count="4791"/>
  </office:meta>
</office:document-meta>
</file>